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a0055" officeooo:paragraph-rsid="000a005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ristmas Gift Game</text:p>
      <text:list xml:id="list199162123" text:style-name="L1">
        <text:list-item>
          <text:p text:style-name="P1">+1 Round</text:p>
        </text:list-item>
        <text:list-item>
          <text:p text:style-name="P1">Pass Right (1d4)</text:p>
        </text:list-item>
        <text:list-item>
          <text:p text:style-name="P1">Unwrap your Gift</text:p>
        </text:list-item>
        <text:list-item>
          <text:p text:style-name="P1">Pass Left (1d4)</text:p>
        </text:list-item>
        <text:list-item>
          <text:p text:style-name="P1">Take any Action</text:p>
        </text:list-item>
        <text:list-item>
          <text:p text:style-name="P1">Unwrap your Gift</text:p>
        </text:list-item>
        <text:list-item>
          <text:p text:style-name="P1">Pass Right (1d4)</text:p>
        </text:list-item>
        <text:list-item>
          <text:p text:style-name="P1">Have 2 people swap</text:p>
        </text:list-item>
        <text:list-item>
          <text:p text:style-name="P1">Have someone else unwrap their gift</text:p>
        </text:list-item>
        <text:list-item>
          <text:p text:style-name="P1">Steal someones gift</text:p>
        </text:list-item>
        <text:list-item>
          <text:p text:style-name="P1">Unwrap your Gift</text:p>
        </text:list-item>
        <text:list-item>
          <text:p text:style-name="P1">Undo Last Swap</text:p>
        </text:list-item>
        <text:list-item>
          <text:p text:style-name="P1">Pass Right (1d4)</text:p>
        </text:list-item>
        <text:list-item>
          <text:p text:style-name="P1">Steal someones Gift</text:p>
        </text:list-item>
        <text:list-item>
          <text:p text:style-name="P1">Pass Left (1d4)</text:p>
        </text:list-item>
        <text:list-item>
          <text:p text:style-name="P1">Unwrap your Gift</text:p>
        </text:list-item>
        <text:list-item>
          <text:p text:style-name="P1">Have 2 people swap</text:p>
        </text:list-item>
        <text:list-item>
          <text:p text:style-name="P1">Pass Left (1d4)</text:p>
        </text:list-item>
        <text:list-item>
          <text:p text:style-name="P1">Steal someones Gift</text:p>
        </text:list-item>
        <text:list-item>
          <text:p text:style-name="P1">Unwrap your Gif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6T19:36:15.789000000</meta:creation-date>
    <dc:date>2023-01-16T19:40:14.409000000</dc:date>
    <meta:editing-duration>PT3M59S</meta:editing-duration>
    <meta:editing-cycles>1</meta:editing-cycles>
    <meta:document-statistic meta:table-count="0" meta:image-count="0" meta:object-count="0" meta:page-count="1" meta:paragraph-count="21" meta:word-count="87" meta:character-count="408" meta:non-whitespace-character-count="362"/>
    <meta:generator>LibreOffice/7.3.2.2$Windows_X86_64 LibreOffice_project/49f2b1bff42cfccbd8f788c8dc32c1c309559be0</meta:generator>
  </office:meta>
</office:document-meta>
</file>